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09/08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DON FABIANO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AGROPECUARIA DON FABIANO E.I.R.L.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IQT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10/08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MOISES MORI HERRERA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>JIMMY POOL MESONES PEREZ</text:p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80</text:p>
          </table:table-cell>
        </table:table-row>
        <table:table-row>
          <table:table-cell table:style-name="Tabla1.A2" office:value-type="float" office:value="0">
            <text:p text:style-name="P7">POLLOS COBB</text:p>
          </table:table-cell>
          <table:table-cell table:style-name="Tabla1.B2" office:value-type="string">
            <text:p text:style-name="P9">Cant.Cajas: <text:span text:style-name="T11">80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0548606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232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15:20 P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17:05 P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10T00:59:34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